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B article on Futel phones at VC site and sidewalk locations</text:p>
      <text:p text:style-name="Standard">http://www.opb.org/news/article/old-hardware-a-new-twist-the-no-pay-phon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0:24:40.228181152</meta:creation-date>
    <dc:date>2019-03-27T00:25:05.466114331</dc:date>
    <meta:editing-duration>PT2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2" meta:character-count="135" meta:non-whitespace-character-count="125"/>
  </office:meta>
</office:document-meta>
</file>